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formula="of:=ROW(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table:formula="of:= COM.MICROSOFT.CONCAT(&quot;(&quot;;INT(224 / ([.$C$12] - 1) * (COLUMN()-3) );&quot;,&quot;;INT(64 / ([.$C$13]) * (ROW() - 5));&quot;)&quot;)" office:value-type="string" office:string-value="(0,0)" calcext:value-type="string">
            <text:p>(0,0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20,0)" calcext:value-type="string">
            <text:p>(20,0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40,0)" calcext:value-type="string">
            <text:p>(40,0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61,0)" calcext:value-type="string">
            <text:p>(61,0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81,0)" calcext:value-type="string">
            <text:p>(81,0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101,0)" calcext:value-type="string">
            <text:p>(101,0)</text:p>
          </table:table-cell>
          <table:table-cell table:style-name="ce3"/>
          <table:table-cell table:style-name="ce2" table:formula="of:= COM.MICROSOFT.CONCAT(&quot;(&quot;;INT(224 / ([.$C$12] - 1) * (COLUMN()-4) );&quot;,&quot;;INT(64 / ([.$C$13]) * (ROW() - 5));&quot;)&quot;)" office:value-type="string" office:string-value="(122,0)" calcext:value-type="string">
            <text:p>(122,0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42,0)" calcext:value-type="string">
            <text:p>(142,0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62,0)" calcext:value-type="string">
            <text:p>(162,0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83,0)" calcext:value-type="string">
            <text:p>(183,0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03,0)" calcext:value-type="string">
            <text:p>(203,0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24,0)" calcext:value-type="string">
            <text:p>(224,0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table:formula="of:= COM.MICROSOFT.CONCAT(&quot;(&quot;;INT(224 / ([.$C$12] - 1) * (COLUMN()-3) );&quot;,&quot;;INT(64 / ([.$C$13]) * (ROW() - 5));&quot;)&quot;)" office:value-type="string" office:string-value="(0,12)" calcext:value-type="string">
            <text:p>(0,12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20,12)" calcext:value-type="string">
            <text:p>(20,12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40,12)" calcext:value-type="string">
            <text:p>(40,12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61,12)" calcext:value-type="string">
            <text:p>(61,12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81,12)" calcext:value-type="string">
            <text:p>(81,12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101,12)" calcext:value-type="string">
            <text:p>(101,12)</text:p>
          </table:table-cell>
          <table:table-cell table:style-name="ce3"/>
          <table:table-cell table:style-name="ce2" table:formula="of:= COM.MICROSOFT.CONCAT(&quot;(&quot;;INT(224 / ([.$C$12] - 1) * (COLUMN()-4) );&quot;,&quot;;INT(64 / ([.$C$13]) * (ROW() - 5));&quot;)&quot;)" office:value-type="string" office:string-value="(122,12)" calcext:value-type="string">
            <text:p>(122,12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42,12)" calcext:value-type="string">
            <text:p>(142,12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62,12)" calcext:value-type="string">
            <text:p>(162,12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83,12)" calcext:value-type="string">
            <text:p>(183,12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03,12)" calcext:value-type="string">
            <text:p>(203,12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24,12)" calcext:value-type="string">
            <text:p>(224,12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table:formula="of:= COM.MICROSOFT.CONCAT(&quot;(&quot;;INT(224 / ([.$C$12] - 1) * (COLUMN()-3) );&quot;,&quot;;INT(64 / ([.$C$13]) * (ROW() - 5));&quot;)&quot;)" office:value-type="string" office:string-value="(0,25)" calcext:value-type="string">
            <text:p>(0,25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20,25)" calcext:value-type="string">
            <text:p>(20,25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40,25)" calcext:value-type="string">
            <text:p>(40,25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61,25)" calcext:value-type="string">
            <text:p>(61,25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81,25)" calcext:value-type="string">
            <text:p>(81,25)</text:p>
          </table:table-cell>
          <table:table-cell table:style-name="ce2" table:formula="of:= COM.MICROSOFT.CONCAT(&quot;(&quot;;INT(224 / ([.$C$12] - 1) * (COLUMN()-3) );&quot;,&quot;;INT(64 / ([.$C$13]) * (ROW() - 5));&quot;)&quot;)" office:value-type="string" office:string-value="(101,25)" calcext:value-type="string">
            <text:p>(101,25)</text:p>
          </table:table-cell>
          <table:table-cell table:style-name="ce3"/>
          <table:table-cell table:style-name="ce2" table:formula="of:= COM.MICROSOFT.CONCAT(&quot;(&quot;;INT(224 / ([.$C$12] - 1) * (COLUMN()-4) );&quot;,&quot;;INT(64 / ([.$C$13]) * (ROW() - 5));&quot;)&quot;)" office:value-type="string" office:string-value="(122,25)" calcext:value-type="string">
            <text:p>(122,25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42,25)" calcext:value-type="string">
            <text:p>(142,25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62,25)" calcext:value-type="string">
            <text:p>(162,25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183,25)" calcext:value-type="string">
            <text:p>(183,25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03,25)" calcext:value-type="string">
            <text:p>(203,25)</text:p>
          </table:table-cell>
          <table:table-cell table:style-name="ce2" table:formula="of:= COM.MICROSOFT.CONCAT(&quot;(&quot;;INT(224 / ([.$C$12] - 1) * (COLUMN()-4) );&quot;,&quot;;INT(64 / ([.$C$13]) * (ROW() - 5));&quot;)&quot;)" office:value-type="string" office:string-value="(224,25)" calcext:value-type="string">
            <text:p>(224,25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/>
          <table:table-cell table:style-name="ce4" table:formula="of:= COM.MICROSOFT.CONCAT(&quot;(&quot;;INT(224 / ([.$C$12] - 1) * (COLUMN()-3) );&quot;,&quot;;INT(64 / ([.$C$13]) * (ROW() - 5));&quot;)&quot;)" office:value-type="string" office:string-value="(20,38)" calcext:value-type="string">
            <text:p>(20,38)</text:p>
          </table:table-cell>
          <table:table-cell table:style-name="ce4" table:formula="of:= COM.MICROSOFT.CONCAT(&quot;(&quot;;INT(224 / ([.$C$12] - 1) * (COLUMN()-3) );&quot;,&quot;;INT(64 / ([.$C$13]) * (ROW() - 5));&quot;)&quot;)" office:value-type="string" office:string-value="(40,38)" calcext:value-type="string">
            <text:p>(40,38)</text:p>
          </table:table-cell>
          <table:table-cell table:style-name="ce5" table:formula="of:= COM.MICROSOFT.CONCAT(&quot;(&quot;;INT(224 / ([.$C$12] - 1) * (COLUMN()-3) );&quot;,&quot;;INT(64 / ([.$C$13]) * (ROW() - 5));&quot;)&quot;)" office:value-type="string" office:string-value="(61,38)" calcext:value-type="string">
            <text:p>(61,38)</text:p>
          </table:table-cell>
          <table:table-cell table:style-name="ce5" table:formula="of:= COM.MICROSOFT.CONCAT(&quot;(&quot;;INT(224 / ([.$C$12] - 1) * (COLUMN()-3) );&quot;,&quot;;INT(64 / ([.$C$13]) * (ROW() - 5));&quot;)&quot;)" office:value-type="string" office:string-value="(81,38)" calcext:value-type="string">
            <text:p>(81,38)</text:p>
          </table:table-cell>
          <table:table-cell table:style-name="ce5" table:formula="of:= COM.MICROSOFT.CONCAT(&quot;(&quot;;INT(224 / ([.$C$12] - 1) * (COLUMN()-3) );&quot;,&quot;;INT(64 / ([.$C$13]) * (ROW() - 5));&quot;)&quot;)" office:value-type="string" office:string-value="(101,38)" calcext:value-type="string">
            <text:p>(101,38)</text:p>
          </table:table-cell>
          <table:table-cell table:style-name="ce3"/>
          <table:table-cell table:style-name="ce5" table:formula="of:= COM.MICROSOFT.CONCAT(&quot;(&quot;;INT(224 / ([.$C$12] - 1) * (COLUMN()-4) );&quot;,&quot;;INT(64 / ([.$C$13]) * (ROW() - 5));&quot;)&quot;)" office:value-type="string" office:string-value="(122,38)" calcext:value-type="string">
            <text:p>(122,38)</text:p>
          </table:table-cell>
          <table:table-cell table:style-name="ce5" table:formula="of:= COM.MICROSOFT.CONCAT(&quot;(&quot;;INT(224 / ([.$C$12] - 1) * (COLUMN()-4) );&quot;,&quot;;INT(64 / ([.$C$13]) * (ROW() - 5));&quot;)&quot;)" office:value-type="string" office:string-value="(142,38)" calcext:value-type="string">
            <text:p>(142,38)</text:p>
          </table:table-cell>
          <table:table-cell table:style-name="ce5" table:formula="of:= COM.MICROSOFT.CONCAT(&quot;(&quot;;INT(224 / ([.$C$12] - 1) * (COLUMN()-4) );&quot;,&quot;;INT(64 / ([.$C$13]) * (ROW() - 5));&quot;)&quot;)" office:value-type="string" office:string-value="(162,38)" calcext:value-type="string">
            <text:p>(162,38)</text:p>
          </table:table-cell>
          <table:table-cell table:style-name="ce4" table:formula="of:= COM.MICROSOFT.CONCAT(&quot;(&quot;;INT(224 / ([.$C$12] - 1) * (COLUMN()-4) );&quot;,&quot;;INT(64 / ([.$C$13]) * (ROW() - 5));&quot;)&quot;)" office:value-type="string" office:string-value="(183,38)" calcext:value-type="string">
            <text:p>(183,38)</text:p>
          </table:table-cell>
          <table:table-cell table:style-name="ce4" table:formula="of:= COM.MICROSOFT.CONCAT(&quot;(&quot;;INT(224 / ([.$C$12] - 1) * (COLUMN()-4) );&quot;,&quot;;INT(64 / ([.$C$13]) * (ROW() - 5));&quot;)&quot;)" office:value-type="string" office:string-value="(203,38)" calcext:value-type="string">
            <text:p>(203,38)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table:number-columns-repeated="3"/>
          <table:table-cell table:style-name="ce5" table:formula="of:= COM.MICROSOFT.CONCAT(&quot;(&quot;;INT(224 / ([.$C$12] - 1) * (COLUMN()-3) );&quot;,&quot;;INT(64 / ([.$C$13]) * (ROW() - 5));&quot;)&quot;)" office:value-type="string" office:string-value="(61,51)" calcext:value-type="string">
            <text:p>(61,51)</text:p>
          </table:table-cell>
          <table:table-cell table:style-name="ce5" table:formula="of:= COM.MICROSOFT.CONCAT(&quot;(&quot;;INT(224 / ([.$C$12] - 1) * (COLUMN()-3) );&quot;,&quot;;INT(64 / ([.$C$13]) * (ROW() - 5));&quot;)&quot;)" office:value-type="string" office:string-value="(81,51)" calcext:value-type="string">
            <text:p>(81,51)</text:p>
          </table:table-cell>
          <table:table-cell table:style-name="ce5" table:formula="of:= COM.MICROSOFT.CONCAT(&quot;(&quot;;INT(224 / ([.$C$12] - 1) * (COLUMN()-3) );&quot;,&quot;;INT(64 / ([.$C$13]) * (ROW() - 5));&quot;)&quot;)" office:value-type="string" office:string-value="(101,51)" calcext:value-type="string">
            <text:p>(101,51)</text:p>
          </table:table-cell>
          <table:table-cell table:style-name="ce3"/>
          <table:table-cell table:style-name="ce5" table:formula="of:= COM.MICROSOFT.CONCAT(&quot;(&quot;;INT(224 / ([.$C$12] - 1) * (COLUMN()-4) );&quot;,&quot;;INT(64 / ([.$C$13]) * (ROW() - 5));&quot;)&quot;)" office:value-type="string" office:string-value="(122,51)" calcext:value-type="string">
            <text:p>(122,51)</text:p>
          </table:table-cell>
          <table:table-cell table:style-name="ce5" table:formula="of:= COM.MICROSOFT.CONCAT(&quot;(&quot;;INT(224 / ([.$C$12] - 1) * (COLUMN()-4) );&quot;,&quot;;INT(64 / ([.$C$13]) * (ROW() - 5));&quot;)&quot;)" office:value-type="string" office:string-value="(142,51)" calcext:value-type="string">
            <text:p>(142,51)</text:p>
          </table:table-cell>
          <table:table-cell table:style-name="ce5" table:formula="of:= COM.MICROSOFT.CONCAT(&quot;(&quot;;INT(224 / ([.$C$12] - 1) * (COLUMN()-4) );&quot;,&quot;;INT(64 / ([.$C$13]) * (ROW() - 5));&quot;)&quot;)" office:value-type="string" office:string-value="(162,51)" calcext:value-type="string">
            <text:p>(162,51)</text:p>
          </table:table-cell>
          <table:table-cell table:style-name="ce3" table:number-columns-repeated="3"/>
          <table:table-cell/>
        </table:table-row>
        <table:table-row table:style-name="ro1">
          <table:table-cell table:number-columns-repeated="14"/>
          <table:table-cell table:style-name="ce3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ls:</text:p>
          </table:table-cell>
          <table:table-cell table:formula="of:=MAX([.C3:.O3])" office:value-type="float" office:value="12" calcext:value-type="float">
            <text:p>12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ows:</text:p>
          </table:table-cell>
          <table:table-cell table:formula="of:=MAX([.A5:.A9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ey:</text:p>
          </table:table-cell>
          <table:table-cell table:style-name="ce5" office:value-type="string" calcext:value-type="string">
            <text:p>Thumb</text:p>
          </table:table-cell>
          <table:table-cell table:style-name="ce4" office:value-type="string" calcext:value-type="string">
            <text:p>Low middle</text:p>
          </table:table-cell>
          <table:table-cell table:style-name="ce2" office:value-type="string" calcext:value-type="string">
            <text:p>Regular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number-columns-repeated="5"/>
          <table:table-cell office:value-type="string" calcext:value-type="string">
            <text:p>Link:</text:p>
          </table:table-cell>
          <table:table-cell table:style-name="ce6" office:value-type="string" calcext:value-type="string" table:number-columns-spanned="8" table:number-rows-spanned="1">
            <text:p>https://github.com/samhocevar-forks/qmk-firmware/blob/master/docs/feature_rgb_matrix.md</text:p>
          </table:table-cell>
          <table:covered-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x = 224 / (NUMBER_OF_COLS - 1) * COL_POSITION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y = <text:s/>64 / (NUMBER_OF_ROWS - 1) * ROW_POSITION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8:38:10.616746522</meta:creation-date>
    <meta:generator>LibreOffice/7.4.7.2$Linux_X86_64 LibreOffice_project/40$Build-2</meta:generator>
    <dc:date>2024-03-27T18:58:05.923632491</dc:date>
    <meta:editing-duration>PT19M56S</meta:editing-duration>
    <meta:editing-cycles>2</meta:editing-cycles>
    <meta:document-statistic meta:table-count="1" meta:cell-count="85" meta:object-count="0"/>
  </office:meta>
</office:document-meta>
</file>